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currency-style style:name="N101P0" style:volatile="true">
      <number:number number:decimal-places="0" number:min-integer-digits="1" number:grouping="true"/>
      <number:text> </number:text>
      <number:currency-symbol number:language="ru" number:country="RU">р.</number:currency-symbol>
    </number:currency-style>
    <number:currency-style style:name="N101">
      <number:text>-</number:text>
      <number:number number: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1">
      <style:table-cell-properties fo:border="0.06pt solid #000000"/>
    </style:style>
    <style:style style:name="ce4" style:family="table-cell" style:parent-style-name="Default" style:data-style-name="N37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order="0.06pt solid #000000"/>
      <style:text-properties fo:color="#ffff99"/>
    </style:style>
    <style:style style:name="ce7" style:family="table-cell" style:parent-style-name="Default" style:data-style-name="N101">
      <style:table-cell-properties fo:border="0.06pt solid #000000"/>
    </style:style>
    <style:style style:name="ce8" style:family="table-cell" style:parent-style-name="Default" style:data-style-name="N101"/>
    <style:style style:name="ce9" style:family="table-cell" style:parent-style-name="Default" style:data-style-name="N101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101">
      <style:table-cell-properties fo:border="0.06pt solid #000000"/>
      <style:text-properties fo:color="#ffff66"/>
    </style:style>
    <style:style style:name="ce11" style:family="table-cell" style:parent-style-name="Default" style:data-style-name="N101">
      <style:text-properties fo:color="#ffff66"/>
    </style:style>
    <style:style style:name="ce12" style:family="table-cell" style:parent-style-name="Default" style:data-style-name="N101">
      <style:table-cell-properties fo:border="0.06pt solid #000000"/>
      <style:text-properties fo:color="#ffff66" fo:font-weight="bold" style:font-weight-asian="bold" style:font-weight-complex="bold"/>
    </style:style>
  </office:automatic-styles>
  <office:body>
    <office:spreadsheet>
      <table:table table:name="Лист1" table:style-name="ta1">
        <table:table-column table:style-name="co1" table:number-columns-repeated="3" table:default-cell-style-name="Default"/>
        <table:table-column table:style-name="co1" table:default-cell-style-name="ce5"/>
        <table:table-column table:style-name="co1" table:default-cell-style-name="ce4"/>
        <table:table-column table:style-name="co1" table:default-cell-style-name="ce6"/>
        <table:table-column table:style-name="co1" table:default-cell-style-name="ce7"/>
        <table:table-column table:style-name="co1" table:number-columns-repeated="3" table:default-cell-style-name="ce10"/>
        <table:table-row table:style-name="ro1">
          <table:table-cell table:style-name="ce1" office:value-type="string">
            <text:p>Сумма кредита</text:p>
          </table:table-cell>
          <table:table-cell table:style-name="ce1" office:value-type="string">
            <text:p>Ставка % годовых</text:p>
          </table:table-cell>
          <table:table-cell table:style-name="ce1" office:value-type="string">
            <text:p>Дата выдачи</text:p>
          </table:table-cell>
          <table:table-cell table:style-name="ce1" office:value-type="string">
            <text:p>№ платежа</text:p>
          </table:table-cell>
          <table:table-cell table:style-name="ce1" office:value-type="string">
            <text:p>дата</text:p>
          </table:table-cell>
          <table:table-cell table:style-name="ce1" office:value-type="string">
            <text:p>К-во дней</text:p>
          </table:table-cell>
          <table:table-cell table:style-name="ce1" office:value-type="string">
            <text:p>По осн. Долг.</text:p>
          </table:table-cell>
          <table:table-cell table:style-name="ce1" office:value-type="string">
            <text:p>проценты</text:p>
          </table:table-cell>
          <table:table-cell table:style-name="ce1" office:value-type="string">
            <text:p>Ост осн долга</text:p>
          </table:table-cell>
          <table:table-cell table:style-name="ce1" office:value-type="string">
            <text:p>Уплачено</text:p>
          </table:table-cell>
        </table:table-row>
        <table:table-row table:style-name="ro2">
          <table:table-cell table:style-name="ce2" office:value-type="float" office:value="90000">
            <text:p>90000</text:p>
          </table:table-cell>
          <table:table-cell table:style-name="ce3" office:value-type="percentage" office:value="0.19">
            <text:p>19,00%</text:p>
          </table:table-cell>
          <table:table-cell table:style-name="ce4" office:value-type="date" office:date-value="2005-11-10">
            <text:p>10.11.05</text:p>
          </table:table-cell>
          <table:table-cell office:value-type="float" office:value="1">
            <text:p>1</text:p>
          </table:table-cell>
          <table:table-cell office:value-type="date" office:date-value="2005-12-06">
            <text:p>06.12.05</text:p>
          </table:table-cell>
          <table:table-cell table:style-name="ce2" table:formula="of:=[.E2]-[.C2]" office:value-type="float" office:value="26">
            <text:p>26</text:p>
          </table:table-cell>
          <table:table-cell table:formula="of:=[.A$2]/24" office:value-type="currency" office:currency="RUR" office:value="3750">
            <text:p>3 750 р.</text:p>
          </table:table-cell>
          <table:table-cell table:style-name="ce7" table:formula="of:=[.A2]*[.B2]/365*[.F2]" office:value-type="currency" office:currency="RUR" office:value="1218.08219178082">
            <text:p>1 218 р.</text:p>
          </table:table-cell>
          <table:table-cell table:style-name="ce7" table:formula="of:=[.A$2]-SUM([.G$2:.G2])" office:value-type="currency" office:currency="RUR" office:value="86250">
            <text:p>86 250 р.</text:p>
          </table:table-cell>
          <table:table-cell table:style-name="ce7" table:formula="of:=[.G2]+[.H2]" office:value-type="currency" office:currency="RUR" office:value="4968.08219178082">
            <text:p>4 968 р.</text:p>
          </table:table-cell>
        </table:table-row>
        <table:table-row table:style-name="ro2">
          <table:table-cell table:number-columns-repeated="3"/>
          <table:table-cell office:value-type="float" office:value="2">
            <text:p>2</text:p>
          </table:table-cell>
          <table:table-cell office:value-type="date" office:date-value="2006-01-06">
            <text:p>06.01.06</text:p>
          </table:table-cell>
          <table:table-cell table:formula="of:=[.E3]-[.E2]" office:value-type="float" office:value="31">
            <text:p>31</text:p>
          </table:table-cell>
          <table:table-cell table:formula="of:=[.A$2]/24" office:value-type="currency" office:currency="RUR" office:value="3750">
            <text:p>3 750 р.</text:p>
          </table:table-cell>
          <table:table-cell table:style-name="ce7" table:formula="of:=[.I2]*[.B$2]/365*[.F3]" office:value-type="currency" office:currency="RUR" office:value="1391.81506849315">
            <text:p>1 392 р.</text:p>
          </table:table-cell>
          <table:table-cell table:formula="of:=[.A$2]-SUM([.G$2:.G3])" office:value-type="currency" office:currency="RUR" office:value="82500">
            <text:p>82 500 р.</text:p>
          </table:table-cell>
          <table:table-cell table:formula="of:=[.G3]+[.H3]" office:value-type="currency" office:currency="RUR" office:value="5141.81506849315">
            <text:p>5 142 р.</text:p>
          </table:table-cell>
        </table:table-row>
        <table:table-row table:style-name="ro2">
          <table:table-cell table:number-columns-repeated="3"/>
          <table:table-cell office:value-type="float" office:value="3">
            <text:p>3</text:p>
          </table:table-cell>
          <table:table-cell office:value-type="date" office:date-value="2006-02-06">
            <text:p>06.02.06</text:p>
          </table:table-cell>
          <table:table-cell table:formula="of:=[.E4]-[.E3]" office:value-type="float" office:value="31">
            <text:p>31</text:p>
          </table:table-cell>
          <table:table-cell table:formula="of:=[.A$2]/24" office:value-type="currency" office:currency="RUR" office:value="3750">
            <text:p>3 750 р.</text:p>
          </table:table-cell>
          <table:table-cell table:formula="of:=[.I3]*[.B$2]/365*[.F4]" office:value-type="currency" office:currency="RUR" office:value="1331.30136986301">
            <text:p>1 331 р.</text:p>
          </table:table-cell>
          <table:table-cell table:formula="of:=[.A$2]-SUM([.G$2:.G4])" office:value-type="currency" office:currency="RUR" office:value="78750">
            <text:p>78 750 р.</text:p>
          </table:table-cell>
          <table:table-cell table:formula="of:=[.G4]+[.H4]" office:value-type="currency" office:currency="RUR" office:value="5081.30136986301">
            <text:p>5 081 р.</text:p>
          </table:table-cell>
        </table:table-row>
        <table:table-row table:style-name="ro2">
          <table:table-cell table:number-columns-repeated="3"/>
          <table:table-cell office:value-type="float" office:value="4">
            <text:p>4</text:p>
          </table:table-cell>
          <table:table-cell office:value-type="date" office:date-value="2006-03-06">
            <text:p>06.03.06</text:p>
          </table:table-cell>
          <table:table-cell table:formula="of:=[.E5]-[.E4]" office:value-type="float" office:value="28">
            <text:p>28</text:p>
          </table:table-cell>
          <table:table-cell table:formula="of:=[.A$2]/24" office:value-type="currency" office:currency="RUR" office:value="3750">
            <text:p>3 750 р.</text:p>
          </table:table-cell>
          <table:table-cell table:formula="of:=[.I4]*[.B$2]/365*[.F5]" office:value-type="currency" office:currency="RUR" office:value="1147.80821917808">
            <text:p>1 148 р.</text:p>
          </table:table-cell>
          <table:table-cell table:formula="of:=[.A$2]-SUM([.G$2:.G5])" office:value-type="currency" office:currency="RUR" office:value="75000">
            <text:p>75 000 р.</text:p>
          </table:table-cell>
          <table:table-cell table:formula="of:=[.G5]+[.H5]" office:value-type="currency" office:currency="RUR" office:value="4897.80821917808">
            <text:p>4 898 р.</text:p>
          </table:table-cell>
        </table:table-row>
        <table:table-row table:style-name="ro2">
          <table:table-cell table:number-columns-repeated="3"/>
          <table:table-cell office:value-type="float" office:value="5">
            <text:p>5</text:p>
          </table:table-cell>
          <table:table-cell office:value-type="date" office:date-value="2006-04-06">
            <text:p>06.04.06</text:p>
          </table:table-cell>
          <table:table-cell table:formula="of:=[.E6]-[.E5]" office:value-type="float" office:value="31">
            <text:p>31</text:p>
          </table:table-cell>
          <table:table-cell table:formula="of:=[.A$2]/24" office:value-type="currency" office:currency="RUR" office:value="3750">
            <text:p>3 750 р.</text:p>
          </table:table-cell>
          <table:table-cell table:formula="of:=[.I5]*[.B$2]/365*[.F6]" office:value-type="currency" office:currency="RUR" office:value="1210.27397260274">
            <text:p>1 210 р.</text:p>
          </table:table-cell>
          <table:table-cell table:formula="of:=[.A$2]-SUM([.G$2:.G6])" office:value-type="currency" office:currency="RUR" office:value="71250">
            <text:p>71 250 р.</text:p>
          </table:table-cell>
          <table:table-cell table:formula="of:=[.G6]+[.H6]" office:value-type="currency" office:currency="RUR" office:value="4960.27397260274">
            <text:p>4 960 р.</text:p>
          </table:table-cell>
        </table:table-row>
        <table:table-row table:style-name="ro2">
          <table:table-cell table:number-columns-repeated="3"/>
          <table:table-cell office:value-type="float" office:value="6">
            <text:p>6</text:p>
          </table:table-cell>
          <table:table-cell office:value-type="date" office:date-value="2006-05-06">
            <text:p>06.05.06</text:p>
          </table:table-cell>
          <table:table-cell table:formula="of:=[.E7]-[.E6]" office:value-type="float" office:value="30">
            <text:p>30</text:p>
          </table:table-cell>
          <table:table-cell table:formula="of:=[.A$2]/24" office:value-type="currency" office:currency="RUR" office:value="3750">
            <text:p>3 750 р.</text:p>
          </table:table-cell>
          <table:table-cell table:formula="of:=[.I6]*[.B$2]/365*[.F7]" office:value-type="currency" office:currency="RUR" office:value="1112.67123287671">
            <text:p>1 113 р.</text:p>
          </table:table-cell>
          <table:table-cell table:formula="of:=[.A$2]-SUM([.G$2:.G7])" office:value-type="currency" office:currency="RUR" office:value="67500">
            <text:p>67 500 р.</text:p>
          </table:table-cell>
          <table:table-cell table:formula="of:=[.G7]+[.H7]" office:value-type="currency" office:currency="RUR" office:value="4862.67123287671">
            <text:p>4 863 р.</text:p>
          </table:table-cell>
        </table:table-row>
        <table:table-row table:style-name="ro2">
          <table:table-cell table:number-columns-repeated="3"/>
          <table:table-cell office:value-type="float" office:value="7">
            <text:p>7</text:p>
          </table:table-cell>
          <table:table-cell office:value-type="date" office:date-value="2006-06-06">
            <text:p>06.06.06</text:p>
          </table:table-cell>
          <table:table-cell table:formula="of:=[.E8]-[.E7]" office:value-type="float" office:value="31">
            <text:p>31</text:p>
          </table:table-cell>
          <table:table-cell table:formula="of:=[.A$2]/24" office:value-type="currency" office:currency="RUR" office:value="3750">
            <text:p>3 750 р.</text:p>
          </table:table-cell>
          <table:table-cell table:formula="of:=[.I7]*[.B$2]/365*[.F8]" office:value-type="currency" office:currency="RUR" office:value="1089.24657534247">
            <text:p>1 089 р.</text:p>
          </table:table-cell>
          <table:table-cell table:formula="of:=[.A$2]-SUM([.G$2:.G8])" office:value-type="currency" office:currency="RUR" office:value="63750">
            <text:p>63 750 р.</text:p>
          </table:table-cell>
          <table:table-cell table:formula="of:=[.G8]+[.H8]" office:value-type="currency" office:currency="RUR" office:value="4839.24657534247">
            <text:p>4 839 р.</text:p>
          </table:table-cell>
        </table:table-row>
        <table:table-row table:style-name="ro2">
          <table:table-cell table:number-columns-repeated="3"/>
          <table:table-cell office:value-type="float" office:value="8">
            <text:p>8</text:p>
          </table:table-cell>
          <table:table-cell office:value-type="date" office:date-value="2006-07-06">
            <text:p>06.07.06</text:p>
          </table:table-cell>
          <table:table-cell table:formula="of:=[.E9]-[.E8]" office:value-type="float" office:value="30">
            <text:p>30</text:p>
          </table:table-cell>
          <table:table-cell table:formula="of:=[.A$2]/24" office:value-type="currency" office:currency="RUR" office:value="3750">
            <text:p>3 750 р.</text:p>
          </table:table-cell>
          <table:table-cell table:formula="of:=[.I8]*[.B$2]/365*[.F9]" office:value-type="currency" office:currency="RUR" office:value="995.54794520548">
            <text:p>996 р.</text:p>
          </table:table-cell>
          <table:table-cell table:formula="of:=[.A$2]-SUM([.G$2:.G9])" office:value-type="currency" office:currency="RUR" office:value="60000">
            <text:p>60 000 р.</text:p>
          </table:table-cell>
          <table:table-cell table:formula="of:=[.G9]+[.H9]" office:value-type="currency" office:currency="RUR" office:value="4745.54794520548">
            <text:p>4 746 р.</text:p>
          </table:table-cell>
        </table:table-row>
        <table:table-row table:style-name="ro2">
          <table:table-cell table:number-columns-repeated="3"/>
          <table:table-cell office:value-type="float" office:value="9">
            <text:p>9</text:p>
          </table:table-cell>
          <table:table-cell office:value-type="date" office:date-value="2006-08-06">
            <text:p>06.08.06</text:p>
          </table:table-cell>
          <table:table-cell table:formula="of:=[.E10]-[.E9]" office:value-type="float" office:value="31">
            <text:p>31</text:p>
          </table:table-cell>
          <table:table-cell table:formula="of:=[.A$2]/24" office:value-type="currency" office:currency="RUR" office:value="3750">
            <text:p>3 750 р.</text:p>
          </table:table-cell>
          <table:table-cell table:formula="of:=[.I9]*[.B$2]/365*[.F10]" office:value-type="currency" office:currency="RUR" office:value="968.219178082192">
            <text:p>968 р.</text:p>
          </table:table-cell>
          <table:table-cell table:formula="of:=[.A$2]-SUM([.G$2:.G10])" office:value-type="currency" office:currency="RUR" office:value="56250">
            <text:p>56 250 р.</text:p>
          </table:table-cell>
          <table:table-cell table:formula="of:=[.G10]+[.H10]" office:value-type="currency" office:currency="RUR" office:value="4718.21917808219">
            <text:p>4 718 р.</text:p>
          </table:table-cell>
        </table:table-row>
        <table:table-row table:style-name="ro2">
          <table:table-cell table:number-columns-repeated="3"/>
          <table:table-cell office:value-type="float" office:value="10">
            <text:p>10</text:p>
          </table:table-cell>
          <table:table-cell office:value-type="date" office:date-value="2006-09-06">
            <text:p>06.09.06</text:p>
          </table:table-cell>
          <table:table-cell table:formula="of:=[.E11]-[.E10]" office:value-type="float" office:value="31">
            <text:p>31</text:p>
          </table:table-cell>
          <table:table-cell table:formula="of:=[.A$2]/24" office:value-type="currency" office:currency="RUR" office:value="3750">
            <text:p>3 750 р.</text:p>
          </table:table-cell>
          <table:table-cell table:formula="of:=[.I10]*[.B$2]/365*[.F11]" office:value-type="currency" office:currency="RUR" office:value="907.705479452055">
            <text:p>908 р.</text:p>
          </table:table-cell>
          <table:table-cell table:formula="of:=[.A$2]-SUM([.G$2:.G11])" office:value-type="currency" office:currency="RUR" office:value="52500">
            <text:p>52 500 р.</text:p>
          </table:table-cell>
          <table:table-cell table:formula="of:=[.G11]+[.H11]" office:value-type="currency" office:currency="RUR" office:value="4657.70547945206">
            <text:p>4 658 р.</text:p>
          </table:table-cell>
        </table:table-row>
        <table:table-row table:style-name="ro2">
          <table:table-cell table:number-columns-repeated="3"/>
          <table:table-cell office:value-type="float" office:value="11">
            <text:p>11</text:p>
          </table:table-cell>
          <table:table-cell office:value-type="date" office:date-value="2006-10-06">
            <text:p>06.10.06</text:p>
          </table:table-cell>
          <table:table-cell table:formula="of:=[.E12]-[.E11]" office:value-type="float" office:value="30">
            <text:p>30</text:p>
          </table:table-cell>
          <table:table-cell table:formula="of:=[.A$2]/24" office:value-type="currency" office:currency="RUR" office:value="3750">
            <text:p>3 750 р.</text:p>
          </table:table-cell>
          <table:table-cell table:formula="of:=[.I11]*[.B$2]/365*[.F12]" office:value-type="currency" office:currency="RUR" office:value="819.86301369863">
            <text:p>820 р.</text:p>
          </table:table-cell>
          <table:table-cell table:formula="of:=[.A$2]-SUM([.G$2:.G12])" office:value-type="currency" office:currency="RUR" office:value="48750">
            <text:p>48 750 р.</text:p>
          </table:table-cell>
          <table:table-cell table:formula="of:=[.G12]+[.H12]" office:value-type="currency" office:currency="RUR" office:value="4569.86301369863">
            <text:p>4 570 р.</text:p>
          </table:table-cell>
        </table:table-row>
        <table:table-row table:style-name="ro2">
          <table:table-cell table:number-columns-repeated="3"/>
          <table:table-cell office:value-type="float" office:value="12">
            <text:p>12</text:p>
          </table:table-cell>
          <table:table-cell office:value-type="date" office:date-value="2006-11-06">
            <text:p>06.11.06</text:p>
          </table:table-cell>
          <table:table-cell table:formula="of:=[.E13]-[.E12]" office:value-type="float" office:value="31">
            <text:p>31</text:p>
          </table:table-cell>
          <table:table-cell table:formula="of:=[.A$2]/24" office:value-type="currency" office:currency="RUR" office:value="3750">
            <text:p>3 750 р.</text:p>
          </table:table-cell>
          <table:table-cell table:formula="of:=[.I12]*[.B$2]/365*[.F13]" office:value-type="currency" office:currency="RUR" office:value="786.678082191781">
            <text:p>787 р.</text:p>
          </table:table-cell>
          <table:table-cell table:formula="of:=[.A$2]-SUM([.G$2:.G13])" office:value-type="currency" office:currency="RUR" office:value="45000">
            <text:p>45 000 р.</text:p>
          </table:table-cell>
          <table:table-cell table:formula="of:=[.G13]+[.H13]" office:value-type="currency" office:currency="RUR" office:value="4536.67808219178">
            <text:p>4 537 р.</text:p>
          </table:table-cell>
        </table:table-row>
        <table:table-row table:style-name="ro2">
          <table:table-cell table:number-columns-repeated="3"/>
          <table:table-cell office:value-type="float" office:value="13">
            <text:p>13</text:p>
          </table:table-cell>
          <table:table-cell office:value-type="date" office:date-value="2006-12-06">
            <text:p>06.12.06</text:p>
          </table:table-cell>
          <table:table-cell table:formula="of:=[.E14]-[.E13]" office:value-type="float" office:value="30">
            <text:p>30</text:p>
          </table:table-cell>
          <table:table-cell table:formula="of:=[.A$2]/24" office:value-type="currency" office:currency="RUR" office:value="3750">
            <text:p>3 750 р.</text:p>
          </table:table-cell>
          <table:table-cell table:formula="of:=[.I13]*[.B$2]/365*[.F14]" office:value-type="currency" office:currency="RUR" office:value="702.739726027397">
            <text:p>703 р.</text:p>
          </table:table-cell>
          <table:table-cell table:formula="of:=[.A$2]-SUM([.G$2:.G14])" office:value-type="currency" office:currency="RUR" office:value="41250">
            <text:p>41 250 р.</text:p>
          </table:table-cell>
          <table:table-cell table:formula="of:=[.G14]+[.H14]" office:value-type="currency" office:currency="RUR" office:value="4452.7397260274">
            <text:p>4 453 р.</text:p>
          </table:table-cell>
        </table:table-row>
        <table:table-row table:style-name="ro2">
          <table:table-cell table:number-columns-repeated="3"/>
          <table:table-cell office:value-type="float" office:value="14">
            <text:p>14</text:p>
          </table:table-cell>
          <table:table-cell office:value-type="date" office:date-value="2007-01-06">
            <text:p>06.01.07</text:p>
          </table:table-cell>
          <table:table-cell table:formula="of:=[.E15]-[.E14]" office:value-type="float" office:value="31">
            <text:p>31</text:p>
          </table:table-cell>
          <table:table-cell table:formula="of:=[.A$2]/24" office:value-type="currency" office:currency="RUR" office:value="3750">
            <text:p>3 750 р.</text:p>
          </table:table-cell>
          <table:table-cell table:formula="of:=[.I14]*[.B$2]/365*[.F15]" office:value-type="currency" office:currency="RUR" office:value="665.650684931507">
            <text:p>666 р.</text:p>
          </table:table-cell>
          <table:table-cell table:formula="of:=[.A$2]-SUM([.G$2:.G15])" office:value-type="currency" office:currency="RUR" office:value="37500">
            <text:p>37 500 р.</text:p>
          </table:table-cell>
          <table:table-cell table:formula="of:=[.G15]+[.H15]" office:value-type="currency" office:currency="RUR" office:value="4415.65068493151">
            <text:p>4 416 р.</text:p>
          </table:table-cell>
        </table:table-row>
        <table:table-row table:style-name="ro2">
          <table:table-cell table:number-columns-repeated="3"/>
          <table:table-cell office:value-type="float" office:value="15">
            <text:p>15</text:p>
          </table:table-cell>
          <table:table-cell office:value-type="date" office:date-value="2007-02-06">
            <text:p>06.02.07</text:p>
          </table:table-cell>
          <table:table-cell table:formula="of:=[.E16]-[.E15]" office:value-type="float" office:value="31">
            <text:p>31</text:p>
          </table:table-cell>
          <table:table-cell table:formula="of:=[.A$2]/24" office:value-type="currency" office:currency="RUR" office:value="3750">
            <text:p>3 750 р.</text:p>
          </table:table-cell>
          <table:table-cell table:formula="of:=[.I15]*[.B$2]/365*[.F16]" office:value-type="currency" office:currency="RUR" office:value="605.13698630137">
            <text:p>605 р.</text:p>
          </table:table-cell>
          <table:table-cell table:formula="of:=[.A$2]-SUM([.G$2:.G16])" office:value-type="currency" office:currency="RUR" office:value="33750">
            <text:p>33 750 р.</text:p>
          </table:table-cell>
          <table:table-cell table:formula="of:=[.G16]+[.H16]" office:value-type="currency" office:currency="RUR" office:value="4355.13698630137">
            <text:p>4 355 р.</text:p>
          </table:table-cell>
        </table:table-row>
        <table:table-row table:style-name="ro2">
          <table:table-cell table:number-columns-repeated="3"/>
          <table:table-cell office:value-type="float" office:value="16">
            <text:p>16</text:p>
          </table:table-cell>
          <table:table-cell office:value-type="date" office:date-value="2007-03-06">
            <text:p>06.03.07</text:p>
          </table:table-cell>
          <table:table-cell table:formula="of:=[.E17]-[.E16]" office:value-type="float" office:value="28">
            <text:p>28</text:p>
          </table:table-cell>
          <table:table-cell table:formula="of:=[.A$2]/24" office:value-type="currency" office:currency="RUR" office:value="3750">
            <text:p>3 750 р.</text:p>
          </table:table-cell>
          <table:table-cell table:formula="of:=[.I16]*[.B$2]/365*[.F17]" office:value-type="currency" office:currency="RUR" office:value="491.917808219178">
            <text:p>492 р.</text:p>
          </table:table-cell>
          <table:table-cell table:formula="of:=[.A$2]-SUM([.G$2:.G17])" office:value-type="currency" office:currency="RUR" office:value="30000">
            <text:p>30 000 р.</text:p>
          </table:table-cell>
          <table:table-cell table:formula="of:=[.G17]+[.H17]" office:value-type="currency" office:currency="RUR" office:value="4241.91780821918">
            <text:p>4 242 р.</text:p>
          </table:table-cell>
        </table:table-row>
        <table:table-row table:style-name="ro2">
          <table:table-cell table:number-columns-repeated="3"/>
          <table:table-cell office:value-type="float" office:value="17">
            <text:p>17</text:p>
          </table:table-cell>
          <table:table-cell office:value-type="date" office:date-value="2007-04-06">
            <text:p>06.04.07</text:p>
          </table:table-cell>
          <table:table-cell table:formula="of:=[.E18]-[.E17]" office:value-type="float" office:value="31">
            <text:p>31</text:p>
          </table:table-cell>
          <table:table-cell table:formula="of:=[.A$2]/24" office:value-type="currency" office:currency="RUR" office:value="3750">
            <text:p>3 750 р.</text:p>
          </table:table-cell>
          <table:table-cell table:formula="of:=[.I17]*[.B$2]/365*[.F18]" office:value-type="currency" office:currency="RUR" office:value="484.109589041096">
            <text:p>484 р.</text:p>
          </table:table-cell>
          <table:table-cell table:formula="of:=[.A$2]-SUM([.G$2:.G18])" office:value-type="currency" office:currency="RUR" office:value="26250">
            <text:p>26 250 р.</text:p>
          </table:table-cell>
          <table:table-cell table:formula="of:=[.G18]+[.H18]" office:value-type="currency" office:currency="RUR" office:value="4234.1095890411">
            <text:p>4 234 р.</text:p>
          </table:table-cell>
        </table:table-row>
        <table:table-row table:style-name="ro2">
          <table:table-cell table:number-columns-repeated="3"/>
          <table:table-cell office:value-type="float" office:value="18">
            <text:p>18</text:p>
          </table:table-cell>
          <table:table-cell office:value-type="date" office:date-value="2007-05-06">
            <text:p>06.05.07</text:p>
          </table:table-cell>
          <table:table-cell table:formula="of:=[.E19]-[.E18]" office:value-type="float" office:value="30">
            <text:p>30</text:p>
          </table:table-cell>
          <table:table-cell table:formula="of:=[.A$2]/24" office:value-type="currency" office:currency="RUR" office:value="3750">
            <text:p>3 750 р.</text:p>
          </table:table-cell>
          <table:table-cell table:formula="of:=[.I18]*[.B$2]/365*[.F19]" office:value-type="currency" office:currency="RUR" office:value="409.931506849315">
            <text:p>410 р.</text:p>
          </table:table-cell>
          <table:table-cell table:formula="of:=[.A$2]-SUM([.G$2:.G19])" office:value-type="currency" office:currency="RUR" office:value="22500">
            <text:p>22 500 р.</text:p>
          </table:table-cell>
          <table:table-cell table:formula="of:=[.G19]+[.H19]" office:value-type="currency" office:currency="RUR" office:value="4159.93150684932">
            <text:p>4 160 р.</text:p>
          </table:table-cell>
        </table:table-row>
        <table:table-row table:style-name="ro2">
          <table:table-cell table:number-columns-repeated="3"/>
          <table:table-cell office:value-type="float" office:value="19">
            <text:p>19</text:p>
          </table:table-cell>
          <table:table-cell office:value-type="date" office:date-value="2007-06-06">
            <text:p>06.06.07</text:p>
          </table:table-cell>
          <table:table-cell table:formula="of:=[.E20]-[.E19]" office:value-type="float" office:value="31">
            <text:p>31</text:p>
          </table:table-cell>
          <table:table-cell table:formula="of:=[.A$2]/24" office:value-type="currency" office:currency="RUR" office:value="3750">
            <text:p>3 750 р.</text:p>
          </table:table-cell>
          <table:table-cell table:formula="of:=[.I19]*[.B$2]/365*[.F20]" office:value-type="currency" office:currency="RUR" office:value="363.082191780822">
            <text:p>363 р.</text:p>
          </table:table-cell>
          <table:table-cell table:formula="of:=[.A$2]-SUM([.G$2:.G20])" office:value-type="currency" office:currency="RUR" office:value="18750">
            <text:p>18 750 р.</text:p>
          </table:table-cell>
          <table:table-cell table:formula="of:=[.G20]+[.H20]" office:value-type="currency" office:currency="RUR" office:value="4113.08219178082">
            <text:p>4 113 р.</text:p>
          </table:table-cell>
        </table:table-row>
        <table:table-row table:style-name="ro2">
          <table:table-cell table:number-columns-repeated="3"/>
          <table:table-cell office:value-type="float" office:value="20">
            <text:p>20</text:p>
          </table:table-cell>
          <table:table-cell office:value-type="date" office:date-value="2007-07-06">
            <text:p>06.07.07</text:p>
          </table:table-cell>
          <table:table-cell table:formula="of:=[.E21]-[.E20]" office:value-type="float" office:value="30">
            <text:p>30</text:p>
          </table:table-cell>
          <table:table-cell table:formula="of:=[.A$2]/24" office:value-type="currency" office:currency="RUR" office:value="3750">
            <text:p>3 750 р.</text:p>
          </table:table-cell>
          <table:table-cell table:formula="of:=[.I20]*[.B$2]/365*[.F21]" office:value-type="currency" office:currency="RUR" office:value="292.808219178082">
            <text:p>293 р.</text:p>
          </table:table-cell>
          <table:table-cell table:formula="of:=[.A$2]-SUM([.G$2:.G21])" office:value-type="currency" office:currency="RUR" office:value="15000">
            <text:p>15 000 р.</text:p>
          </table:table-cell>
          <table:table-cell table:formula="of:=[.G21]+[.H21]" office:value-type="currency" office:currency="RUR" office:value="4042.80821917808">
            <text:p>4 043 р.</text:p>
          </table:table-cell>
        </table:table-row>
        <table:table-row table:style-name="ro2">
          <table:table-cell table:number-columns-repeated="3"/>
          <table:table-cell office:value-type="float" office:value="21">
            <text:p>21</text:p>
          </table:table-cell>
          <table:table-cell office:value-type="date" office:date-value="2007-08-06">
            <text:p>06.08.07</text:p>
          </table:table-cell>
          <table:table-cell table:formula="of:=[.E22]-[.E21]" office:value-type="float" office:value="31">
            <text:p>31</text:p>
          </table:table-cell>
          <table:table-cell table:formula="of:=[.A$2]/24" office:value-type="currency" office:currency="RUR" office:value="3750">
            <text:p>3 750 р.</text:p>
          </table:table-cell>
          <table:table-cell table:formula="of:=[.I21]*[.B$2]/365*[.F22]" office:value-type="currency" office:currency="RUR" office:value="242.054794520548">
            <text:p>242 р.</text:p>
          </table:table-cell>
          <table:table-cell table:formula="of:=[.A$2]-SUM([.G$2:.G22])" office:value-type="currency" office:currency="RUR" office:value="11250">
            <text:p>11 250 р.</text:p>
          </table:table-cell>
          <table:table-cell table:formula="of:=[.G22]+[.H22]" office:value-type="currency" office:currency="RUR" office:value="3992.05479452055">
            <text:p>3 992 р.</text:p>
          </table:table-cell>
        </table:table-row>
        <table:table-row table:style-name="ro2">
          <table:table-cell table:number-columns-repeated="3"/>
          <table:table-cell office:value-type="float" office:value="22">
            <text:p>22</text:p>
          </table:table-cell>
          <table:table-cell office:value-type="date" office:date-value="2007-09-06">
            <text:p>06.09.07</text:p>
          </table:table-cell>
          <table:table-cell table:formula="of:=[.E23]-[.E22]" office:value-type="float" office:value="31">
            <text:p>31</text:p>
          </table:table-cell>
          <table:table-cell table:formula="of:=[.A$2]/24" office:value-type="currency" office:currency="RUR" office:value="3750">
            <text:p>3 750 р.</text:p>
          </table:table-cell>
          <table:table-cell table:formula="of:=[.I22]*[.B$2]/365*[.F23]" office:value-type="currency" office:currency="RUR" office:value="181.541095890411">
            <text:p>182 р.</text:p>
          </table:table-cell>
          <table:table-cell table:formula="of:=[.A$2]-SUM([.G$2:.G23])" office:value-type="currency" office:currency="RUR" office:value="7500">
            <text:p>7 500 р.</text:p>
          </table:table-cell>
          <table:table-cell table:formula="of:=[.G23]+[.H23]" office:value-type="currency" office:currency="RUR" office:value="3931.54109589041">
            <text:p>3 932 р.</text:p>
          </table:table-cell>
        </table:table-row>
        <table:table-row table:style-name="ro2">
          <table:table-cell table:number-columns-repeated="3"/>
          <table:table-cell office:value-type="float" office:value="23">
            <text:p>23</text:p>
          </table:table-cell>
          <table:table-cell office:value-type="date" office:date-value="2007-10-06">
            <text:p>06.10.07</text:p>
          </table:table-cell>
          <table:table-cell table:formula="of:=[.E24]-[.E23]" office:value-type="float" office:value="30">
            <text:p>30</text:p>
          </table:table-cell>
          <table:table-cell table:formula="of:=[.A$2]/24" office:value-type="currency" office:currency="RUR" office:value="3750">
            <text:p>3 750 р.</text:p>
          </table:table-cell>
          <table:table-cell table:formula="of:=[.I23]*[.B$2]/365*[.F24]" office:value-type="currency" office:currency="RUR" office:value="117.123287671233">
            <text:p>117 р.</text:p>
          </table:table-cell>
          <table:table-cell table:formula="of:=[.A$2]-SUM([.G$2:.G24])" office:value-type="currency" office:currency="RUR" office:value="3750">
            <text:p>3 750 р.</text:p>
          </table:table-cell>
          <table:table-cell table:formula="of:=[.G24]+[.H24]" office:value-type="currency" office:currency="RUR" office:value="3867.12328767123">
            <text:p>3 867 р.</text:p>
          </table:table-cell>
        </table:table-row>
        <table:table-row table:style-name="ro2">
          <table:table-cell table:number-columns-repeated="3"/>
          <table:table-cell office:value-type="float" office:value="24">
            <text:p>24</text:p>
          </table:table-cell>
          <table:table-cell office:value-type="date" office:date-value="2007-11-06">
            <text:p>06.11.07</text:p>
          </table:table-cell>
          <table:table-cell table:formula="of:=[.E25]-[.E24]" office:value-type="float" office:value="31">
            <text:p>31</text:p>
          </table:table-cell>
          <table:table-cell table:formula="of:=[.A$2]/24" office:value-type="currency" office:currency="RUR" office:value="3750">
            <text:p>3 750 р.</text:p>
          </table:table-cell>
          <table:table-cell table:formula="of:=[.I24]*[.B$2]/365*[.F25]" office:value-type="currency" office:currency="RUR" office:value="60.513698630137">
            <text:p>61 р.</text:p>
          </table:table-cell>
          <table:table-cell table:formula="of:=[.A$2]-SUM([.G$2:.G25])" office:value-type="currency" office:currency="RUR" office:value="0">
            <text:p>0 р.</text:p>
          </table:table-cell>
          <table:table-cell table:formula="of:=[.G25]+[.H25]" office:value-type="currency" office:currency="RUR" office:value="3810.51369863014">
            <text:p>3 811 р.</text:p>
          </table:table-cell>
        </table:table-row>
        <table:table-row table:style-name="ro2">
          <table:table-cell table:number-columns-repeated="3"/>
          <table:table-cell table:style-name="Default" table:number-columns-repeated="3"/>
          <table:table-cell table:style-name="ce8"/>
          <table:table-cell table:style-name="ce11" table:number-columns-repeated="3"/>
        </table:table-row>
        <table:table-row table:style-name="ro2">
          <table:table-cell table:number-columns-repeated="3"/>
          <table:table-cell table:style-name="Default"/>
          <table:table-cell table:style-name="Default" office:value-type="string">
            <text:p>Итого:</text:p>
          </table:table-cell>
          <table:table-cell table:style-name="Default"/>
          <table:table-cell table:style-name="ce9" table:formula="of:=SUM([.G2:.G26])" office:value-type="currency" office:currency="RUR" office:value="90000">
            <text:p>90 000 р.</text:p>
          </table:table-cell>
          <table:table-cell table:style-name="ce12" table:formula="of:=SUM([.H2:.H25])" office:value-type="currency" office:currency="RUR" office:value="17595.8219178082">
            <text:p>17 596 р.</text:p>
          </table:table-cell>
          <table:table-cell table:style-name="ce12"/>
          <table:table-cell table:style-name="ce12" table:formula="of:=SUM([.J2:.J26])" office:value-type="currency" office:currency="RUR" office:value="107595.821917808">
            <text:p>107 596 р.</text:p>
          </table:table-cell>
        </table:table-row>
      </table:table>
      <table:table table:name="Лист2" table:style-name="ta1">
        <table:table-column table:style-name="co1" table:default-cell-style-name="Default"/>
        <table:table-row table:style-name="ro2">
          <table:table-cell/>
        </table:table-row>
      </table:table>
      <table:table table:name="Лист3" table:style-name="ta1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 Light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4">14.05.2013</text:date>, <text:time>15:17:0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</meta:initial-creator>
    <meta:creation-date>2013-05-13T18:08:44</meta:creation-date>
    <dc:date>2013-05-14T15:17:02</dc:date>
    <dc:creator>a </dc:creator>
    <meta:editing-duration>PT19H31M16S</meta:editing-duration>
    <meta:editing-cycles>3</meta:editing-cycles>
    <meta:generator>LibreOffice/3.4$Linux LibreOffice_project/340m1$Build-402</meta:generator>
    <meta:document-statistic meta:table-count="3" meta:cell-count="185" meta:object-count="0"/>
  </office:meta>
</office:document-meta>
</file>